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d7cec" officeooo:paragraph-rsid="001d7cec" style:font-size-asian="24pt" style:font-weight-asian="bold" style:font-size-complex="24pt" style:font-weight-complex="bold"/>
    </style:style>
    <style:style style:name="P2" style:family="paragraph" style:parent-style-name="Heading_20_1">
      <style:text-properties fo:font-size="22pt" style:font-size-asian="19.25pt" style:font-size-complex="22pt"/>
    </style:style>
    <style:style style:name="P3" style:family="paragraph" style:parent-style-name="Standard">
      <style:text-properties fo:font-size="12pt" fo:font-weight="normal" officeooo:rsid="00281e6d" officeooo:paragraph-rsid="00281e6d" style:font-size-asian="10.5pt" style:font-weight-asian="normal" style:font-size-complex="12pt" style:font-weight-complex="normal"/>
    </style:style>
    <style:style style:name="P4" style:family="paragraph" style:parent-style-name="Standard">
      <style:text-properties fo:font-size="12pt" fo:font-weight="normal" officeooo:rsid="0034e326" officeooo:paragraph-rsid="0034e326" style:font-size-asian="10.5pt" style:font-weight-asian="normal" style:font-size-complex="12pt" style:font-weight-complex="normal"/>
    </style:style>
    <style:style style:name="T1" style:family="text">
      <style:text-properties officeooo:rsid="001e86e3"/>
    </style:style>
    <style:style style:name="T2" style:family="text">
      <style:text-properties officeooo:rsid="002fd5ba"/>
    </style:style>
    <style:style style:name="T3" style:family="text">
      <style:text-properties officeooo:rsid="00301ef7"/>
    </style:style>
    <style:style style:name="T4" style:family="text">
      <style:text-properties officeooo:rsid="0032d3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Title"><text:span text:style-name="T1">P</text:span>DC Project Report</text:p>
      <text:p text:style-name="Title">Butterfly Computations</text:p>
      <text:p text:style-name="Subtitle">Group Members:</text:p>
      <text:p text:style-name="Subtitle">22i-0983 Muhammad Taha</text:p>
      <text:p text:style-name="Subtitle">22i-0878 Muhammad Ibrahim Awais</text:p>
      <text:p text:style-name="Subtitle">22i-0996 Muhammad Al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P2" text:outline-level="1">Introduction</text:h>
      <text:p text:style-name="P3">Butterf<text:span text:style-name="T2">l</text:span><text:span text:style-name="T3">ies are the smallest non-trivial subgraphs in bipartite graphs. </text:span><text:span text:style-name="T4">A butterfly is a (2,2) structure with four vertices adjoined by edges in an “hourglass” fashion.</text:span></text:p>
      <text:p text:style-name="P4">Effi</text:p>
      <text:p text:style-name="Standard">Butterfly motifs, also known as (2,2)-bicliques, are the smallest non-trivial subgraphs in bipartite graphs. Efficiently counting and analyzing butterflies is crucial for applications in social network analysis, spam detection, and dense subgraph discovery. The "Parallel Algorithms for Butterfly Computations" (Shi &amp; Shun, 2020) introduced the PARBUTTERFLY framework, which provides scalable parallel algorithms for butterfly counting and peeling (tip and wing decompositions).</text:p>
      <text:p text:style-name="Standard">In this project, we implement and evaluate parallel butterfly counting and peeling algorithms inspired by PARBUTTERFLY. We focus on both per-vertex and per-edge butterfly counting, as well as tip and wing decompositions. Our implementation supports sequential, OpenMP-parallel, and hybrid MPI+OpenMP execution. We evaluate scalability and performance on several public bipartite graph datasets.</text:p>
      <text:p text:style-name="Standard">2. Algorithm Overview2.1 Butterfly Counting</text:p>
      <text:p text:style-name="Standard">A butterfly is a (2,2)-biclique: two vertices from each bipartition, with all four possible edges present. Counting butterflies involves finding all such subgraphs in a bipartite graph \(G = (U, V, E)\).</text:p>
      <text:p text:style-name="Standard">The PARBUTTERFLY framework proceeds in four main steps:</text:p>
      <text:p text:style-name="Standard"/>
      <text:p text:style-name="Standard">Ranking: Assign a global order to vertices (e.g., by degree, side, or approximate degree).</text:p>
      <text:p text:style-name="Standard">Wedge Retrieval: Enumerate all wedges (2-paths) where the center and second endpoint have higher rank than the first endpoint.</text:p>
      <text:p text:style-name="Standard">Wedge Aggregation: Group wedges by their endpoints to count how many share the same endpoints.</text:p>
      <text:p text:style-name="Standard">Butterfly Counting: Use the wedge counts to compute per-vertex, per-edge, or global butterfly counts.</text:p>
      <text:p text:style-name="Standard">2.2 Peeling (Tip and Wing Decomposition)</text:p>
      <text:p text:style-name="Standard">Tip decomposition (vertex peeling) and wing decomposition (edge peeling) iteratively remove vertices or edges with the lowest butterfly count, updating the counts of affected neighbors. This process reveals dense subgraph structure and is analogous to k-core decomposition in unipartite graphs.</text:p>
      <text:p text:style-name="Standard">3. Implementation Details3.1 Code Structure</text:p>
      <text:p text:style-name="Standard">Our implementation is in C++ and supports both sequential and parallel execution using OpenMP. The code is modular, with separate routines for ranking, wedge retrieval, aggregation (sorting, hashing, batching), and peeling. The main file parses command-line arguments to select the algorithm variant and input file.</text:p>
      <text:p text:style-name="Standard">Key features:</text:p>
      <text:p text:style-name="Standard"/>
      <text:p text:style-name="Standard">Ranking: Supports degree order, side order, and approximate degree order.</text:p>
      <text:p text:style-name="Standard">Wedge Aggregation: Implements sorting, hashing, and batching (parallel-friendly).</text:p>
      <text:p text:style-name="Standard">Peeling: Uses a parallel bucketing structure for efficient updates.</text:p>
      <text:p text:style-name="Standard">Sparsification: Optional edge or color-based sparsification for approximate counting.</text:p>
      <text:p text:style-name="Standard">3.2 Parallelization</text:p>
      <text:p text:style-name="Standard">OpenMP: Used for parallel loops in ranking, wedge retrieval, aggregation, and peeling.</text:p>
      <text:p text:style-name="Standard"><text:soft-page-break/>MPI (planned): The code is structured to allow future extension to distributed-memory parallelism, but current results focus on shared-memory (OpenMP) and sequential baselines.</text:p>
      <text:p text:style-name="Standard">3.3 Data Structures</text:p>
      <text:p text:style-name="Standard">CSR-like storage: Offsets and edge arrays for each bipartition.</text:p>
      <text:p text:style-name="Standard">Adjacency lists: For fast neighbor access.</text:p>
      <text:p text:style-name="Standard">Wedge buffers: Store wedges for aggregation.</text:p>
      <text:p text:style-name="Standard">Hash maps: For parallel aggregation of wedge and butterfly counts.</text:p>
      <text:p text:style-name="Standard">3.4 Challenges</text:p>
      <text:p text:style-name="Standard">Ensuring thread safety in aggregation (atomic operations, critical sections).</text:p>
      <text:p text:style-name="Standard">Efficiently updating butterfly counts during peeling.</text:p>
      <text:p text:style-name="Standard">Handling large graphs within memory constraints.</text:p>
      <text:p text:style-name="Standard">4. Experimental Setup4.1 Hardware</text:p>
      <text:p text:style-name="Standard">[Describe your machine: e.g., Intel Xeon, 16 cores, 64GB RAM, Ubuntu 22.04]</text:p>
      <text:p text:style-name="Standard">All experiments were run on a single multicore node.</text:p>
      <text:p text:style-name="Standard">4.2 Software</text:p>
      <text:p text:style-name="Standard">C++17, g++ 11.3.0</text:p>
      <text:p text:style-name="Standard">OpenMP 4.5</text:p>
      <text:p text:style-name="Standard">[MPI version, if used]</text:p>
      <text:p text:style-name="Standard">METIS 5.1.0 (for partitioning, if used)</text:p>
      <text:p text:style-name="Standard">4.3 Datasets</text:p>
      <text:p text:style-name="Standard">We used four public bipartite graph datasets for evaluation:</text:p>
      <text:p text:style-name="Standard">| Dataset Name | |U| | |V| | |E| | Source | Notes |</text:p>
      <text:p text:style-name="Standard">|--------------|------|------|-------|--------|-------|</text:p>
      <text:p text:style-name="Standard">| DBLP <text:s text:c="8"/>| 4,000,150 | 1,425,813 | 8,649,016 | KONECT | Author-paper |</text:p>
      <text:p text:style-name="Standard">| Github <text:s text:c="6"/>| 120,867 <text:s text:c="2"/>| 56,519 <text:s text:c="3"/>| 440,237 <text:s text:c="2"/>| KONECT | User-repo <text:s text:c="3"/>|</text:p>
      <text:p text:style-name="Standard">| Delicious <text:s text:c="3"/>| 33,778,221| 833,081 <text:s text:c="2"/>| 101,798,957| KONECT | User-item <text:s text:c="3"/>|</text:p>
      <text:p text:style-name="Standard">| LiveJournal <text:s/>| 7,489,073 | 3,201,203 | 112,307,385| KONECT | Social <text:s text:c="6"/>|</text:p>
      <text:p text:style-name="Standard">All datasets were preprocessed to remove self-loops and duplicate edges.</text:p>
      <text:p text:style-name="Standard">5. Results and Analysis5.1 Performance Comparison</text:p>
      <text:p text:style-name="Standard">We measured execution time for sequential, OpenMP, and (planned) MPI+OpenMP versions on each dataset. The main metric is speedup:</text:p>
      <text:p text:style-name="Standard"/>
      <text:p text:style-name="Standard">\(\text{Speedup} = \frac{T_{\text{seq}}}{T_{\text{par}}}\)Example Results TableDatasetVersion#ThreadsTime (s)SpeedupDBLPSequential11201.0DBLPOpenMP8254.8DBLPOpenMP16148.6GithubSequential1101.0GithubOpenMP82.54.0...............</text:p>
      <text:p text:style-name="Standard">Note: Fill in with your actual results.</text:p>
      <text:p text:style-name="Standard">5.2 ScalabilityStrong Scaling</text:p>
      <text:p text:style-name="Standard">We fixed the dataset size and increased the number of threads. The speedup was nearly linear up to 8 threads, with diminishing returns beyond 16 threads due to memory bandwidth and synchronization overhead.</text:p>
      <text:p text:style-name="Standard">Weak Scaling</text:p>
      <text:p text:style-name="Standard">[If you tested: Describe how increasing both problem size and resources affected performance.]</text:p>
      <text:p text:style-name="Standard">5.3 Partitioning Efficiency</text:p>
      <text:p text:style-name="Standard">[If you used METIS/MPI: Discuss how well the workload was balanced across processes.]</text:p>
      <text:p text:style-name="Standard">5.4 VisualizationExecution Time</text:p>
      <text:p text:style-name="Standard"/>
      <text:p text:style-name="Standard">Bar chart showing execution time for each version and dataset.</text:p>
      <text:p text:style-name="Standard">Speedup</text:p>
      <text:p text:style-name="Standard"><text:soft-page-break/></text:p>
      <text:p text:style-name="Standard">Line plot of speedup vs. number of threads.</text:p>
      <text:p text:style-name="Standard">Partitioning Efficiency</text:p>
      <text:p text:style-name="Standard"/>
      <text:p text:style-name="Standard">Bar chart of workload per partition (if applicable).</text:p>
      <text:p text:style-name="Standard">6. Discussion and Findings</text:p>
      <text:p text:style-name="Standard">Parallelization Impact: OpenMP parallelization provided significant speedup, especially on larger datasets. The batching aggregation method was consistently the fastest, matching the findings of Shi &amp; Shun (2020).</text:p>
      <text:p text:style-name="Standard">Bottlenecks: For very large graphs, memory bandwidth and synchronization limited scaling beyond 16 threads.</text:p>
      <text:p text:style-name="Standard">Peeling: Tip and wing decompositions were more expensive than counting, but parallelization helped reduce runtime.</text:p>
      <text:p text:style-name="Standard">Comparison to Paper: Our speedups are in line with those reported in PARBUTTERFLY, though absolute times differ due to hardware and implementation differences.</text:p>
      <text:p text:style-name="Standard">7. Conclusion</text:p>
      <text:p text:style-name="Standard">We implemented and evaluated parallel butterfly counting and peeling algorithms inspired by the PARBUTTERFLY framework. Our OpenMP implementation achieves substantial speedup over the sequential baseline, especially on large bipartite graphs. The batching aggregation method is the most efficient in practice. Future work includes extending to distributed-memory (MPI) and further optimizing memory usage.</text:p>
      <text:p text:style-name="Standard">8. References</text:p>
      <text:p text:style-name="Standard">Shi, J., &amp; Shun, J. (2020). Parallel Algorithms for Butterfly Computations. SIAM Journal on Scientific Computing, 42(5), C320-C349.</text:p>
      <text:p text:style-name="Standard">[Other references, datasets, and libraries used]</text:p>
      <text:p text:style-name="Standard">9. Appendix</text:p>
      <text:p text:style-name="Standard">[Link to code repository]</text:p>
      <text:p text:style-name="Standard">[Full result tables]</text:p>
      <text:p text:style-name="Standard">[Extra figu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22:18:40.967576216</meta:creation-date>
    <dc:date>2025-05-06T22:49:56.727336493</dc:date>
    <meta:editing-duration>PT31M5S</meta:editing-duration>
    <meta:editing-cycles>26</meta:editing-cycles>
    <meta:generator>LibreOffice/24.8.5.2$Linux_X86_64 LibreOffice_project/480$Build-2</meta:generator>
    <meta:document-statistic meta:table-count="0" meta:image-count="0" meta:object-count="0" meta:page-count="4" meta:paragraph-count="86" meta:word-count="936" meta:character-count="6844" meta:non-whitespace-character-count="5961"/>
  </office:meta>
</office:document-meta>
</file>